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ize="10pt" style:font-size-asian="10pt" style:font-size-complex="10pt"/>
    </style:style>
    <style:style style:name="P5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AL/commun/dateAdresse/dateAdresse#%</text:p>
      <text:p text:style-name="P4"/>
      <text:p text:style-name="P4"/>
      <text:p text:style-name="P4"/>
      <text:p text:style-name="Standard">%#include AL/adi/adiInfoGenerales#%</text:p>
      <text:p text:style-name="P4"/>
      <text:p text:style-name="P4"/>
      <text:p text:style-name="P4"/>
      <text:p text:style-name="Standard">%#include AL/adi/listAdiDecompteDetaill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3.593cm" fo:margin-left="0cm" fo:margin-right="0cm" fo:margin-top="0.499cm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4">
      <style:page-layout-properties fo:page-width="21.001cm" fo:page-height="29.7cm" style:num-format="1" style:print-orientation="portrait" fo:margin-top="2cm" fo:margin-bottom="0.866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footer>
        <text:p text:style-name="P1">%#include decision/textCopie#%</text:p>
        <text:p text:style-name="P2"><text:page-number text:select-page="current">1</text:page-number>/<text:page-count>1</text:page-count></text:p>
      </style:footer>
    </style:master-page>
    <style:master-page style:name="HTML" style:page-layout-name="pm2">
      <style:footer>
        <text:p text:style-name="Footer"/>
      </style:footer>
    </style:master-page>
    <style:master-page style:name="Endnote" style:page-layout-name="pm3">
      <style:footer>
        <text:p text:style-name="Footer"/>
      </style:footer>
    </style:master-page>
    <style:master-page style:name="First_20_Page" style:display-name="First Page" style:page-layout-name="pm4">
      <style:footer>
        <text:p text:style-name="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24T13:31:35</meta:creation-date>
    <dc:creator>pta</dc:creator>
    <dc:date>2011-08-23T16:44:23</dc:date>
    <meta:editing-cycles>198</meta:editing-cycles>
    <meta:editing-duration>PT17H56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6" meta:character-count="158"/>
  </office:meta>
</office:document-meta>
</file>